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Percent_32_2" style:data-style-name="N13">
      <style:table-cell-properties fo:border-top="none" fo:border-bottom="none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Percent_32_2" style:data-style-name="N13">
      <style:table-cell-properties fo:border-top="none" fo:border-bottom="thin solid #000000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Percent_32_2" style:data-style-name="N13">
      <style:table-cell-properties fo:border-top="thin solid #000000" fo:border-bottom="none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Percent_32_2" style:data-style-name="N13">
      <style:table-cell-properties fo:border-top="none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Percent_32_2" style:data-style-name="N13">
      <style:table-cell-properties fo:border-top="none" fo:border-bottom="thin solid #000000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Percent_32_2" style:data-style-name="N13">
      <style:table-cell-properties fo:border-top="none" fo:border-bottom="none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Percent_32_2" style:data-style-name="N13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Percent_32_2" style:data-style-name="N37">
      <style:table-cell-properties fo:border-top="none" fo:border-bottom="none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Percent_32_2" style:data-style-name="N13">
      <style:table-cell-properties fo:border-top="none" fo:border-bottom="none" fo:border-left="thin solid #000000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_32_2" style:data-style-name="N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4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2.09020833333333cm" style:use-optimal-column-width="true"/>
    </style:style>
    <style:style style:name="co9" style:family="table-column">
      <style:table-column-properties fo:break-before="auto" style:column-width="3.78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Top 10 humanitarian donors to Nigeria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 (FTS). Data downloaded 18 Jan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EU: European Union, UK: United Kingdo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Donor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US$m</text:p>
          </table:table-cell>
          <table:table-cell office:value-type="string" table:style-name="ce10">
            <text:p>% of total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2" svg:x="0.3125in" svg:y="0.05208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7">
            <text:p>Canada</text:p>
          </table:table-cell>
          <table:table-cell office:value-type="float" office:value="4435512" table:style-name="ce3">
            <text:p>4435512</text:p>
          </table:table-cell>
          <table:table-cell office:value-type="float" office:value="4.4355120000000001" table:style-name="ce4">
            <text:p>4.4</text:p>
          </table:table-cell>
          <table:table-cell office:value-type="percentage" office:value="2.8532169456402631E-2" table:style-name="ce11">
            <text:p>3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Germany</text:p>
          </table:table-cell>
          <table:table-cell office:value-type="float" office:value="4855648" table:style-name="ce3">
            <text:p>4855648</text:p>
          </table:table-cell>
          <table:table-cell office:value-type="float" office:value="4.8556480000000004" table:style-name="ce4">
            <text:p>4.9</text:p>
          </table:table-cell>
          <table:table-cell office:value-type="percentage" office:value="3.1234764229392802E-2" table:style-name="ce11">
            <text:p>3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Switzerland</text:p>
          </table:table-cell>
          <table:table-cell office:value-type="float" office:value="5261662" table:style-name="ce3">
            <text:p>5261662</text:p>
          </table:table-cell>
          <table:table-cell office:value-type="float" office:value="5.2616620000000003" table:style-name="ce4">
            <text:p>5.3</text:p>
          </table:table-cell>
          <table:table-cell office:value-type="percentage" office:value="3.3846516886058338E-2" table:style-name="ce11">
            <text:p>3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Japan</text:p>
          </table:table-cell>
          <table:table-cell office:value-type="float" office:value="5700000" table:style-name="ce3">
            <text:p>5700000</text:p>
          </table:table-cell>
          <table:table-cell office:value-type="float" office:value="5.7" table:style-name="ce4">
            <text:p>5.7</text:p>
          </table:table-cell>
          <table:table-cell office:value-type="percentage" office:value="3.6666199054696501E-2" table:style-name="ce11">
            <text:p>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Netherlands</text:p>
          </table:table-cell>
          <table:table-cell office:value-type="float" office:value="5724355" table:style-name="ce3">
            <text:p>5724355</text:p>
          </table:table-cell>
          <table:table-cell office:value-type="float" office:value="5.7243550000000001" table:style-name="ce4">
            <text:p>5.7</text:p>
          </table:table-cell>
          <table:table-cell office:value-type="percentage" office:value="3.6822866647324072E-2" table:style-name="ce11">
            <text:p>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UK</text:p>
          </table:table-cell>
          <table:table-cell office:value-type="float" office:value="6164606" table:style-name="ce3">
            <text:p>6164606</text:p>
          </table:table-cell>
          <table:table-cell office:value-type="float" office:value="6.164606" table:style-name="ce4">
            <text:p>6.2</text:p>
          </table:table-cell>
          <table:table-cell office:value-type="percentage" office:value="3.9654854506978317E-2" table:style-name="ce11">
            <text:p>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Sweden</text:p>
          </table:table-cell>
          <table:table-cell office:value-type="float" office:value="7419552" table:style-name="ce3">
            <text:p>7419552</text:p>
          </table:table-cell>
          <table:table-cell office:value-type="float" office:value="7.4195520000000004" table:style-name="ce4">
            <text:p>7.4</text:p>
          </table:table-cell>
          <table:table-cell office:value-type="percentage" office:value="4.7727503601521323E-2" table:style-name="ce11">
            <text:p>5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CERF</text:p>
          </table:table-cell>
          <table:table-cell office:value-type="float" office:value="9889075" table:style-name="ce3">
            <text:p>9889075</text:p>
          </table:table-cell>
          <table:table-cell office:value-type="float" office:value="9.8890750000000001" table:style-name="ce4">
            <text:p>9.9</text:p>
          </table:table-cell>
          <table:table-cell office:value-type="percentage" office:value="6.3613121476635587E-2" table:style-name="ce11">
            <text:p>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EU</text:p>
          </table:table-cell>
          <table:table-cell office:value-type="float" office:value="24941688" table:style-name="ce3">
            <text:p>24941688</text:p>
          </table:table-cell>
          <table:table-cell office:value-type="float" office:value="24.941687999999999" table:style-name="ce4">
            <text:p>24.9</text:p>
          </table:table-cell>
          <table:table-cell office:value-type="percentage" office:value="0.16044156087160263" table:style-name="ce11">
            <text:p>1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US</text:p>
          </table:table-cell>
          <table:table-cell office:value-type="float" office:value="71012709" table:style-name="ce9">
            <text:p>71012709</text:p>
          </table:table-cell>
          <table:table-cell office:value-type="float" office:value="71.012709000000001" table:style-name="ce5">
            <text:p>71.0</text:p>
          </table:table-cell>
          <table:table-cell office:value-type="percentage" office:value="0.45680107431705924" table:style-name="ce12">
            <text:p>46%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Fig_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CERF allocations to Nigeria by sector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CERF data. Data downloaded 18 Jan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Data from the CERF website can differ from the FTS dataset for CERF contribution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1" draw:style-name="a1" draw:name="Chart 1" svg:x="0.20833in" svg:y="0.16667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8">
            <text:p>Sector</text:p>
          </table:table-cell>
          <table:table-cell office:value-type="string" table:style-name="ce28">
            <text:p>Total</text:p>
          </table:table-cell>
          <table:table-cell office:value-type="string" table:style-name="ce25">
            <text:p>US$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9">
            <text:p>Health - Nutrition</text:p>
          </table:table-cell>
          <table:table-cell office:value-type="float" office:value="3295934" table:style-name="ce31">
            <text:p>3295934</text:p>
          </table:table-cell>
          <table:table-cell office:value-type="float" office:value="3.2959339999999999" table:style-name="ce22">
            <text:p>3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6">
            <text:p>Agriculture</text:p>
          </table:table-cell>
          <table:table-cell office:value-type="float" office:value="2199134" table:style-name="ce27">
            <text:p>2199134</text:p>
          </table:table-cell>
          <table:table-cell office:value-type="float" office:value="2.1991339999999999" table:style-name="ce23">
            <text:p>2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6">
            <text:p>Protection/Human Rights/Rule of Law</text:p>
          </table:table-cell>
          <table:table-cell office:value-type="float" office:value="2014299" table:style-name="ce27">
            <text:p>2014299</text:p>
          </table:table-cell>
          <table:table-cell office:value-type="float" office:value="2.0142989999999998" table:style-name="ce23">
            <text:p>2.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6">
            <text:p>Shelter and non-food items</text:p>
          </table:table-cell>
          <table:table-cell office:value-type="float" office:value="1479870" table:style-name="ce27">
            <text:p>1479870</text:p>
          </table:table-cell>
          <table:table-cell office:value-type="float" office:value="1.47987" table:style-name="ce23">
            <text:p>1.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6">
            <text:p>Coordination and Support Services - Logistics</text:p>
          </table:table-cell>
          <table:table-cell office:value-type="float" office:value="700001" table:style-name="ce27">
            <text:p>700001</text:p>
          </table:table-cell>
          <table:table-cell office:value-type="float" office:value="0.70000099999999998" table:style-name="ce23">
            <text:p>0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6">
            <text:p>Coordination and Support Services - Other</text:p>
          </table:table-cell>
          <table:table-cell office:value-type="float" office:value="199837" table:style-name="ce27">
            <text:p>199837</text:p>
          </table:table-cell>
          <table:table-cell office:value-type="float" office:value="0.19983699999999999" table:style-name="ce23">
            <text:p>0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0">
            <text:p>Grand Total</text:p>
          </table:table-cell>
          <table:table-cell office:value-type="float" office:value="9889075" table:style-name="ce32">
            <text:p>9889075</text:p>
          </table:table-cell>
          <table:table-cell office:value-type="float" office:value="9.8890750000000001" table:style-name="ce24">
            <text:p>9.9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Fig_3" table:style-name="ta2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Nigeria by funding channel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 (FTS). Data downloaded 18 January 2016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45">
            <text:p>Appealing Agency <text:s/>type</text:p>
          </table:table-cell>
          <table:table-cell office:value-type="string" table:style-name="ce45">
            <text:p>Total</text:p>
          </table:table-cell>
          <table:table-cell office:value-type="string" table:style-name="ce46">
            <text:p>US$ millions</text:p>
          </table:table-cell>
          <table:table-cell office:value-type="string" table:style-name="ce47">
            <text:p>%</text:p>
          </table:table-cell>
          <table:table-cell table:style-name="ce1">
            <draw:frame xmlns:presentation="urn:oasis:names:tc:opendocument:xmlns:presentation:1.0" draw:z-index="1" draw:id="id2" draw:style-name="a2" draw:name="Chart 1" svg:x="0.65625in" svg:y="0.01042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36">
            <text:p>UN Agencies</text:p>
          </table:table-cell>
          <table:table-cell office:value-type="float" office:value="53576643" table:style-name="ce39">
            <text:p>53576643</text:p>
          </table:table-cell>
          <table:table-cell office:value-type="float" office:value="53.576642999999997" table:style-name="ce41">
            <text:p>53.6</text:p>
          </table:table-cell>
          <table:table-cell office:value-type="percentage" office:value="0.34464067665270381" table:style-name="ce48">
            <text:p>3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7">
            <text:p>Red Cross / Red Crescent</text:p>
          </table:table-cell>
          <table:table-cell office:value-type="float" office:value="40185545" table:style-name="ce40">
            <text:p>40185545</text:p>
          </table:table-cell>
          <table:table-cell office:value-type="float" office:value="40.185544999999998" table:style-name="ce42">
            <text:p>40.2</text:p>
          </table:table-cell>
          <table:table-cell office:value-type="percentage" office:value="0.2585002091388533" table:style-name="ce48">
            <text:p>2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7">
            <text:p>NGOs</text:p>
          </table:table-cell>
          <table:table-cell office:value-type="float" office:value="37797734" table:style-name="ce40">
            <text:p>37797734</text:p>
          </table:table-cell>
          <table:table-cell office:value-type="float" office:value="37.797733999999998" table:style-name="ce42">
            <text:p>37.8</text:p>
          </table:table-cell>
          <table:table-cell office:value-type="percentage" office:value="0.24314021730885435" table:style-name="ce48">
            <text:p>2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7">
            <text:p>Other</text:p>
          </table:table-cell>
          <table:table-cell office:value-type="float" office:value="18440168" table:style-name="ce40">
            <text:p>18440168</text:p>
          </table:table-cell>
          <table:table-cell office:value-type="float" office:value="18.440168" table:style-name="ce42">
            <text:p>18.4</text:p>
          </table:table-cell>
          <table:table-cell office:value-type="percentage" office:value="0.11861945096316573" table:style-name="ce48">
            <text:p>1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7">
            <text:p>Private Orgs. &amp; Foundations</text:p>
          </table:table-cell>
          <table:table-cell office:value-type="float" office:value="5056117" table:style-name="ce40">
            <text:p>5056117</text:p>
          </table:table-cell>
          <table:table-cell office:value-type="float" office:value="5.0561170000000004" table:style-name="ce42">
            <text:p>5.1</text:p>
          </table:table-cell>
          <table:table-cell office:value-type="percentage" office:value="3.2524314450146481E-2" table:style-name="ce48">
            <text:p>3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7">
            <text:p>Government</text:p>
          </table:table-cell>
          <table:table-cell office:value-type="float" office:value="400321" table:style-name="ce40">
            <text:p>400321</text:p>
          </table:table-cell>
          <table:table-cell office:value-type="float" office:value="0.40032099999999998" table:style-name="ce42">
            <text:p>0.4</text:p>
          </table:table-cell>
          <table:table-cell office:value-type="percentage" office:value="2.5751314862763434E-3" table:style-name="ce50">
            <text:p>0.3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8">
            <text:p>Grand Total</text:p>
          </table:table-cell>
          <table:table-cell office:value-type="float" office:value="155456528" table:style-name="ce43">
            <text:p>155456528</text:p>
          </table:table-cell>
          <table:table-cell office:value-type="float" office:value="155.45652799999999" table:style-name="ce44">
            <text:p>155.5</text:p>
          </table:table-cell>
          <table:table-cell office:value-type="percentage" office:value="1" table:style-name="ce49">
            <text:p>100%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Fig_4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Nigeria SRP 2015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 (FTS). Data downloaded 18 Jan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Other includes food, agriculture, shelter and non-food items and safety anf security of state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6">
            <text:p>IASC Standard Sector</text:p>
          </table:table-cell>
          <table:table-cell office:value-type="string" table:style-name="ce57">
            <text:p>Total</text:p>
          </table:table-cell>
          <table:table-cell office:value-type="string" table:style-name="ce55">
            <text:p>US$m</text:p>
          </table:table-cell>
          <table:table-cell table:style-name="ce65"/>
          <table:table-cell table:style-name="ce1">
            <draw:frame xmlns:presentation="urn:oasis:names:tc:opendocument:xmlns:presentation:1.0" draw:z-index="1" draw:id="id3" draw:style-name="a3" draw:name="Chart 3" svg:x="0.23958in" svg:y="0.16667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58">
            <text:p>Sector not yet specified</text:p>
          </table:table-cell>
          <table:table-cell office:value-type="float" office:value="80655558" table:style-name="ce60">
            <text:p>80655558</text:p>
          </table:table-cell>
          <table:table-cell office:value-type="float" office:value="80.655557999999999" table:style-name="ce52">
            <text:p>80.7</text:p>
          </table:table-cell>
          <table:table-cell office:value-type="percentage" office:value="0.51883030605186298" table:style-name="ce19">
            <text:p>5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Health</text:p>
          </table:table-cell>
          <table:table-cell office:value-type="float" office:value="18354915" table:style-name="ce61">
            <text:p>18354915</text:p>
          </table:table-cell>
          <table:table-cell office:value-type="float" office:value="18.354914999999998" table:style-name="ce53">
            <text:p>18.4</text:p>
          </table:table-cell>
          <table:table-cell office:value-type="percentage" office:value="0.11807104684597099" table:style-name="ce64">
            <text:p>1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Protection/Human rights/Rule of law</text:p>
          </table:table-cell>
          <table:table-cell office:value-type="float" office:value="17730925" table:style-name="ce61">
            <text:p>17730925</text:p>
          </table:table-cell>
          <table:table-cell office:value-type="float" office:value="17.730924999999999" table:style-name="ce53">
            <text:p>17.7</text:p>
          </table:table-cell>
          <table:table-cell office:value-type="percentage" office:value="0.11405712727612186" table:style-name="ce64">
            <text:p>1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Coordination and support services</text:p>
          </table:table-cell>
          <table:table-cell office:value-type="float" office:value="10148617" table:style-name="ce61">
            <text:p>10148617</text:p>
          </table:table-cell>
          <table:table-cell office:value-type="float" office:value="10.148617" table:style-name="ce53">
            <text:p>10.1</text:p>
          </table:table-cell>
          <table:table-cell office:value-type="percentage" office:value="6.5282668605592425E-2" table:style-name="ce64">
            <text:p>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Education</text:p>
          </table:table-cell>
          <table:table-cell office:value-type="float" office:value="8935429" table:style-name="ce61">
            <text:p>8935429</text:p>
          </table:table-cell>
          <table:table-cell office:value-type="float" office:value="8.9354289999999992" table:style-name="ce53">
            <text:p>8.9</text:p>
          </table:table-cell>
          <table:table-cell office:value-type="percentage" office:value="5.7478634798790819E-2" table:style-name="ce64">
            <text:p>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9">
            <text:p>Water and Sanitation</text:p>
          </table:table-cell>
          <table:table-cell office:value-type="float" office:value="6458564" table:style-name="ce61">
            <text:p>6458564</text:p>
          </table:table-cell>
          <table:table-cell office:value-type="float" office:value="6.458564" table:style-name="ce53">
            <text:p>6.5</text:p>
          </table:table-cell>
          <table:table-cell office:value-type="percentage" office:value="4.1545788286227521E-2" table:style-name="ce64">
            <text:p>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63">
            <text:p>Other</text:p>
          </table:table-cell>
          <table:table-cell office:value-type="float" office:value="13172520" table:style-name="ce59">
            <text:p>13172520</text:p>
          </table:table-cell>
          <table:table-cell office:value-type="float" office:value="13.172520000000002" table:style-name="ce53">
            <text:p>13.2</text:p>
          </table:table-cell>
          <table:table-cell office:value-type="percentage" office:value="8.4734428135433484E-2" table:style-name="ce34">
            <text:p>8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62">
            <text:p>Total</text:p>
          </table:table-cell>
          <table:table-cell office:value-type="float" office:value="155456528" table:style-name="ce51">
            <text:p>155456528</text:p>
          </table:table-cell>
          <table:table-cell office:value-type="float" office:value="155.45652799999999" table:style-name="ce54">
            <text:p>155.5</text:p>
          </table:table-cell>
          <table:table-cell office:value-type="percentage" office:value="1" table:style-name="ce20">
            <text:p>100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7">
            <text:p>Other</text:p>
          </table:table-cell>
          <table:table-cell table:number-columns-repeated="2" table:style-name="ce67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70">
            <text:p>Food</text:p>
          </table:table-cell>
          <table:table-cell office:value-type="float" office:value="5064389" table:style-name="ce74">
            <text:p>5064389</text:p>
          </table:table-cell>
          <table:table-cell office:value-type="float" office:value="5.0643890000000003" table:style-name="ce72">
            <text:p>5.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69">
            <text:p>Agriculture</text:p>
          </table:table-cell>
          <table:table-cell office:value-type="float" office:value="4843725" table:style-name="ce75">
            <text:p>4843725</text:p>
          </table:table-cell>
          <table:table-cell office:value-type="float" office:value="4.8437250000000001" table:style-name="ce73">
            <text:p>4.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9">
            <text:p>Shelter and non-food items</text:p>
          </table:table-cell>
          <table:table-cell office:value-type="float" office:value="3064569" table:style-name="ce75">
            <text:p>3064569</text:p>
          </table:table-cell>
          <table:table-cell office:value-type="float" office:value="3.0645690000000001" table:style-name="ce73">
            <text:p>3.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9">
            <text:p>Safety and security of staff and operations</text:p>
          </table:table-cell>
          <table:table-cell office:value-type="float" office:value="199837" table:style-name="ce75">
            <text:p>199837</text:p>
          </table:table-cell>
          <table:table-cell office:value-type="float" office:value="0.19983699999999999" table:style-name="ce71">
            <text:p>0.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76">
            <text:p>Total</text:p>
          </table:table-cell>
          <table:table-cell office:value-type="float" office:value="13172520" table:style-name="ce68">
            <text:p>13172520</text:p>
          </table:table-cell>
          <table:table-cell office:value-type="float" office:value="13.172520000000002" table:style-name="ce71">
            <text:p>13.2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Fig_5" table:style-name="ta2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Nigeria 2011-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 (FTS). Data downloaded 18 January 2016.</text:p>
          </table:table-cell>
          <table:table-cell table:number-columns-repeated="7" table:style-name="ce1"/>
          <table:table-cell table:style-name="ce18"/>
          <table:table-cell table:number-columns-repeated="16374"/>
        </table:table-row>
        <table:table-row table:style-name="ro1">
          <table:table-cell table:style-name="ce2"/>
          <table:table-cell table:number-columns-repeated="8" table:style-name="ce1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85">
            <text:p>Emergency title</text:p>
          </table:table-cell>
          <table:table-cell office:value-type="string" table:style-name="ce85">
            <text:p>Total</text:p>
          </table:table-cell>
          <table:table-cell office:value-type="string" table:style-name="ce86">
            <text:p>US$m</text:p>
          </table:table-cell>
          <table:table-cell table:style-name="ce1"/>
          <table:table-cell table:style-name="ce88"/>
          <table:table-cell office:value-type="string" table:style-name="ce66">
            <text:p>Nigeria Appeal</text:p>
          </table:table-cell>
          <table:table-cell office:value-type="string" table:style-name="ce66">
            <text:p>West Africa</text:p>
          </table:table-cell>
          <table:table-cell office:value-type="string" table:style-name="ce16">
            <text:p>Ebola Virus Outbreak</text:p>
          </table:table-cell>
          <table:table-cell table:style-name="ce15"/>
          <table:table-cell table:number-columns-repeated="16374"/>
        </table:table-row>
        <table:table-row table:style-name="ro1">
          <table:table-cell table:style-name="ce1"/>
          <table:table-cell office:value-type="string" table:style-name="ce77">
            <text:p>Ebola Virus Outbreak - WEST AFRICA - April 2014</text:p>
          </table:table-cell>
          <table:table-cell office:value-type="float" office:value="5792780" table:style-name="ce80">
            <text:p>5792780</text:p>
          </table:table-cell>
          <table:table-cell office:value-type="float" office:value="5.7927799999999996" table:style-name="ce82">
            <text:p>5.8</text:p>
          </table:table-cell>
          <table:table-cell table:style-name="ce1"/>
          <table:table-cell office:value-type="float" office:value="2011" table:style-name="ce89">
            <text:p>2011</text:p>
          </table:table-cell>
          <table:table-cell office:value-type="float" office:value="1.5245999999999999E-2" table:style-name="ce35">
            <text:p>0.0</text:p>
          </table:table-cell>
          <table:table-cell office:value-type="float" office:value="19.843461999999999" table:style-name="ce35">
            <text:p>19.8</text:p>
          </table:table-cell>
          <table:table-cell table:style-name="ce21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8">
            <text:p>Nigeria 2011</text:p>
          </table:table-cell>
          <table:table-cell office:value-type="float" office:value="15246" table:style-name="ce81">
            <text:p>15246</text:p>
          </table:table-cell>
          <table:table-cell office:value-type="float" office:value="1.5245999999999999E-2" table:style-name="ce87">
            <text:p>0.02</text:p>
          </table:table-cell>
          <table:table-cell table:style-name="ce1"/>
          <table:table-cell office:value-type="float" office:value="2012" table:style-name="ce89">
            <text:p>2012</text:p>
          </table:table-cell>
          <table:table-cell office:value-type="float" office:value="15.646967" table:style-name="ce35">
            <text:p>15.6</text:p>
          </table:table-cell>
          <table:table-cell table:style-name="ce33"/>
          <table:table-cell table:style-name="ce21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8">
            <text:p>Nigeria 2012</text:p>
          </table:table-cell>
          <table:table-cell office:value-type="float" office:value="15646967" table:style-name="ce81">
            <text:p>15646967</text:p>
          </table:table-cell>
          <table:table-cell office:value-type="float" office:value="15.646967" table:style-name="ce82">
            <text:p>15.6</text:p>
          </table:table-cell>
          <table:table-cell table:style-name="ce1"/>
          <table:table-cell office:value-type="float" office:value="2013" table:style-name="ce89">
            <text:p>2013</text:p>
          </table:table-cell>
          <table:table-cell office:value-type="float" office:value="28.65249" table:style-name="ce35">
            <text:p>28.7</text:p>
          </table:table-cell>
          <table:table-cell table:style-name="ce33"/>
          <table:table-cell table:style-name="ce21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8">
            <text:p>Nigeria 2013</text:p>
          </table:table-cell>
          <table:table-cell office:value-type="float" office:value="28652490" table:style-name="ce81">
            <text:p>28652490</text:p>
          </table:table-cell>
          <table:table-cell office:value-type="float" office:value="28.65249" table:style-name="ce82">
            <text:p>28.7</text:p>
          </table:table-cell>
          <table:table-cell table:style-name="ce1"/>
          <table:table-cell office:value-type="float" office:value="2014" table:style-name="ce89">
            <text:p>2014</text:p>
          </table:table-cell>
          <table:table-cell office:value-type="float" office:value="42.398170999999998" table:style-name="ce35">
            <text:p>42.4</text:p>
          </table:table-cell>
          <table:table-cell table:style-name="ce33"/>
          <table:table-cell office:value-type="float" office:value="5.7927799999999996" table:style-name="ce91">
            <text:p>5.8</text:p>
          </table:table-cell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8">
            <text:p>Nigeria 2014</text:p>
          </table:table-cell>
          <table:table-cell office:value-type="float" office:value="42398171" table:style-name="ce81">
            <text:p>42398171</text:p>
          </table:table-cell>
          <table:table-cell office:value-type="float" office:value="42.398170999999998" table:style-name="ce82">
            <text:p>42.4</text:p>
          </table:table-cell>
          <table:table-cell table:style-name="ce1"/>
          <table:table-cell office:value-type="float" office:value="2015" table:style-name="ce90">
            <text:p>2015</text:p>
          </table:table-cell>
          <table:table-cell office:value-type="float" office:value="155.45652799999999" table:style-name="ce13">
            <text:p>155.5</text:p>
          </table:table-cell>
          <table:table-cell table:style-name="ce14"/>
          <table:table-cell table:style-name="ce17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8">
            <text:p>Nigeria 2015</text:p>
          </table:table-cell>
          <table:table-cell office:value-type="float" office:value="155456528" table:style-name="ce81">
            <text:p>155456528</text:p>
          </table:table-cell>
          <table:table-cell office:value-type="float" office:value="155.45652799999999" table:style-name="ce82">
            <text:p>155.5</text:p>
          </table:table-cell>
          <table:table-cell table:number-columns-repeated="5" table:style-name="ce1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8">
            <text:p>West Africa 2011</text:p>
          </table:table-cell>
          <table:table-cell office:value-type="float" office:value="19843462" table:style-name="ce81">
            <text:p>19843462</text:p>
          </table:table-cell>
          <table:table-cell office:value-type="float" office:value="19.843461999999999" table:style-name="ce82">
            <text:p>19.8</text:p>
          </table:table-cell>
          <table:table-cell table:style-name="ce1">
            <draw:frame xmlns:presentation="urn:oasis:names:tc:opendocument:xmlns:presentation:1.0" draw:z-index="1" draw:id="id4" draw:style-name="a4" draw:name="Chart 2" svg:x="0.4362in" svg:y="0.14583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4" table:style-name="ce1"/>
          <table:table-cell table:style-name="ce18"/>
          <table:table-cell table:number-columns-repeated="16374"/>
        </table:table-row>
        <table:table-row table:style-name="ro1">
          <table:table-cell table:style-name="ce1"/>
          <table:table-cell office:value-type="string" table:style-name="ce79">
            <text:p>Grand Total</text:p>
          </table:table-cell>
          <table:table-cell office:value-type="float" office:value="267805644" table:style-name="ce83">
            <text:p>267805644</text:p>
          </table:table-cell>
          <table:table-cell office:value-type="float" office:value="267.80564399999997" table:style-name="ce84">
            <text:p>267.8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Fig_6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Top 10 donors to Nigeria, 2011-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 (FTS). Data downloaded 18 Jan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text:s/></text:p>
          </table:table-cell>
          <table:table-cell office:value-type="string" table:style-name="ce1">
            <text:p>EU includes funding from European Commission's Humanitarian Aid and Civil Protection Department and European <text:s/>Commiss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00">
            <text:p>Donor</text:p>
          </table:table-cell>
          <table:table-cell office:value-type="string" table:style-name="ce101">
            <text:p>Total</text:p>
          </table:table-cell>
          <table:table-cell office:value-type="string" table:style-name="ce97">
            <text:p>US$m</text:p>
          </table:table-cell>
          <table:table-cell/>
          <table:table-cell table:style-name="ce1">
            <draw:frame xmlns:presentation="urn:oasis:names:tc:opendocument:xmlns:presentation:1.0" draw:z-index="1" draw:id="id5" draw:style-name="a5" draw:name="Chart 2" svg:x="0.05208in" svg:y="0.0625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2">
            <text:p>Canada</text:p>
          </table:table-cell>
          <table:table-cell office:value-type="float" office:value="4550604" table:style-name="ce92">
            <text:p>4550604</text:p>
          </table:table-cell>
          <table:table-cell office:value-type="float" office:value="4.5506039999999999" table:style-name="ce94">
            <text:p>4.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Switzerland</text:p>
          </table:table-cell>
          <table:table-cell office:value-type="float" office:value="5261662" table:style-name="ce93">
            <text:p>5261662</text:p>
          </table:table-cell>
          <table:table-cell office:value-type="float" office:value="5.2616620000000003" table:style-name="ce95">
            <text:p>5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Germany</text:p>
          </table:table-cell>
          <table:table-cell office:value-type="float" office:value="5273301" table:style-name="ce93">
            <text:p>5273301</text:p>
          </table:table-cell>
          <table:table-cell office:value-type="float" office:value="5.273301" table:style-name="ce95">
            <text:p>5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Netherlands</text:p>
          </table:table-cell>
          <table:table-cell office:value-type="float" office:value="6167440" table:style-name="ce93">
            <text:p>6167440</text:p>
          </table:table-cell>
          <table:table-cell office:value-type="float" office:value="6.16744" table:style-name="ce95">
            <text:p>6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UK</text:p>
          </table:table-cell>
          <table:table-cell office:value-type="float" office:value="7967231" table:style-name="ce93">
            <text:p>7967231</text:p>
          </table:table-cell>
          <table:table-cell office:value-type="float" office:value="7.967231" table:style-name="ce95">
            <text:p>8.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Sweden</text:p>
          </table:table-cell>
          <table:table-cell office:value-type="float" office:value="9228612" table:style-name="ce93">
            <text:p>9228612</text:p>
          </table:table-cell>
          <table:table-cell office:value-type="float" office:value="9.228612" table:style-name="ce95">
            <text:p>9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Japan</text:p>
          </table:table-cell>
          <table:table-cell office:value-type="float" office:value="19324270" table:style-name="ce93">
            <text:p>19324270</text:p>
          </table:table-cell>
          <table:table-cell office:value-type="float" office:value="19.324269999999999" table:style-name="ce95">
            <text:p>19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4">
            <text:p>CERF</text:p>
          </table:table-cell>
          <table:table-cell office:value-type="float" office:value="21325462" table:style-name="ce93">
            <text:p>21325462</text:p>
          </table:table-cell>
          <table:table-cell office:value-type="float" office:value="21.325462000000002" table:style-name="ce95">
            <text:p>21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3">
            <text:p>EU</text:p>
          </table:table-cell>
          <table:table-cell office:value-type="float" office:value="77753419" table:style-name="ce98">
            <text:p>77753419</text:p>
          </table:table-cell>
          <table:table-cell office:value-type="float" office:value="77.753418999999994" table:style-name="ce99">
            <text:p>77.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05">
            <text:p>US</text:p>
          </table:table-cell>
          <table:table-cell office:value-type="float" office:value="84656492" table:style-name="ce106">
            <text:p>84656492</text:p>
          </table:table-cell>
          <table:table-cell office:value-type="float" office:value="84.656492" table:style-name="ce96">
            <text:p>84.7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_50_0_37__32_-_32_Accent1_32_2" style:display-name="20% - Accent1 2" style:family="table-cell" style:data-style-name="N0">
      <style:table-cell-properties fo:background-color="#DBE5F1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_32_2" style:display-name="Percent 2" style:family="table-cell" style:data-style-name="N13"/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jennyc</dc:creator>
    <meta:creation-date>2016-01-22T11:49:12Z</meta:creation-date>
    <dc:date>2016-01-22T12:21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1.$B$7:.$B$1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.$D$7:.$D$16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2.$B$7:.$B$12"/>
          </chart:axis>
          <chart:axis chart:dimension="y"/>
          <chart:series chart:values-cell-range-address="Fig_2.$D$7:.$D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3.$B$5:.$B$10"/>
          </chart:axis>
          <chart:axis chart:dimension="y"/>
          <chart:series chart:values-cell-range-address="Fig_3.$D$5:.$D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tru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4.$B$6:.$B$12"/>
          </chart:axis>
          <chart:axis chart:dimension="y"/>
          <chart:series chart:values-cell-range-address="Fig_4.$D$6:.$D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_5.$F$5:.$F$9"/>
          </chart:axis>
          <chart:axis chart:dimension="y" chart:name="primary-y" chart:style-name="Axs1">
            <chart:title chart:style-name="AT01">
              <text:p text:style-name="a0" text:class-names="" text:cond-style-name="">US$ millions<text:line-break/></text:p>
            </chart:title>
            <chart:grid chart:class="major" chart:style-name="GMa1"/>
          </chart:axis>
          <chart:series chart:label-cell-address="Fig_5.$G$4" chart:values-cell-range-address="Fig_5.$G$5:.$G$9" chart:class="chart:bar" chart:attached-axis="primary-y" chart:style-name="G0S0">
            <chart:data-point chart:repeated="5"/>
          </chart:series>
          <chart:series chart:label-cell-address="Fig_5.$H$4" chart:values-cell-range-address="Fig_5.$H$5:.$H$9" chart:class="chart:bar" chart:attached-axis="primary-y" chart:style-name="G0S1">
            <chart:data-point chart:repeated="5"/>
          </chart:series>
          <chart:series chart:label-cell-address="Fig_5.$I$4" chart:values-cell-range-address="Fig_5.$I$5:.$I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6.$B$6:.$B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6.$D$5" chart:values-cell-range-address="Fig_6.$D$6:.$D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